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ff6600" fo:font-size="16pt" fo:font-weight="bold" style:font-size-asian="16pt" style:font-weight-asian="bold" style:font-size-complex="16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break-before="page"/>
      <style:text-properties fo:color="#ff6600"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k3 brain box wiring list </text:p>
      <text:p text:style-name="P4"/>
      <text:p text:style-name="P4">Strip the ends of the four wires coming from the 3.5mm sockets (each cable will have two wires inside it). Connect each pair of stripped wires to one of the four relay outputs, one wire to the common (middle hole), and one to the normally open side </text:p>
      <text:p text:style-name="Standard"/>
      <text:p text:style-name="Standard">Join together 3 wires (red ideally) so you have one female end and two male. The others can be 10cm long. Join these to the red wire from the led near the lone usb socket. The female end goes to vcc on the lone usb socket. The two male ends go to the middle holes on the x and y servo plugs, opposite the red wire on the outside of the box. </text:p>
      <text:p text:style-name="Standard"/>
      <text:p text:style-name="Standard">then join together 5 wires (black ideally) so you have 2 female ends and 3 male. One of the females and one of the males need to be a bit longer, say 14cm long. Join these to the black wires from both the led near the lone usb socket , and the led near the arduino. One of the female ends goes to gnd on the lone usb socket. The other female end goes to the gnd pin on the relay module. One of the male ends goes to gnd on the arduino. The other two go to the x and y plugs. On the outside of the box, there are three wires going in to the plugs. Each plug will have a wire going in to it that is black or brown. The two male ends go to the holes opposite the black or brown wire on the outside. </text:p>
      <text:p text:style-name="Standard"/>
      <text:p text:style-name="Standard">then join two red wires (one male, one female) to the red wire from the led near the arduino. These will go to the 5v pin on the arduino and the vcc pin on the relay module. </text:p>
      <text:p text:style-name="Standard"/>
      <text:p text:style-name="P2">relay module pins </text:p>
      <text:p text:style-name="Standard"/>
      <text:p text:style-name="Standard">pin 1 to 9 arduino </text:p>
      <text:p text:style-name="Standard">pin 2 to 10 arduino </text:p>
      <text:p text:style-name="Standard">pin 3 to 11 arduino </text:p>
      <text:p text:style-name="Standard">pin 4 to 12 arduino </text:p>
      <text:p text:style-name="Standard"/>
      <text:p text:style-name="P2">the two servo plugs, named x and y </text:p>
      <text:p text:style-name="Standard"/>
      <text:p text:style-name="Standard">x plug </text:p>
      <text:p text:style-name="Standard">You have already done the red and black wires on this plug. Put a male wire of any colour (apart from red or black) in the hole opposite the white or yellow wire on the outside of the box. Then put the other end of the wire to pin 6 on the arduino. </text:p>
      <text:p text:style-name="Standard"/>
      <text:p text:style-name="Standard">y plug </text:p>
      <text:p text:style-name="Standard">You have already done the red and black wires on this plug. Put a male wire of any colour (apart from red or black) in the hole opposite the white or yellow wire on the outside of the box. Then put the other end of the wire to pin 7 on the arduino. </text:p>
      <text:p text:style-name="P1"/>
      <text:p text:style-name="P1"/>
      <text:p text:style-name="P5">Mk3 brain box wiring list </text:p>
      <text:p text:style-name="P3">my one. The two brain boxes are different. My one has the red and black <text:s/>sockets. </text:p>
      <text:p text:style-name="P4"/>
      <text:p text:style-name="P4">strip the ends of the three <text:s/>wires coming from the red 3.5mm sockets (each cable will have two wires inside it). Ignore the black socket (it is the socket of dooom). Connect each pair of stripped wires to one of the four relay outputs, one wire to the common (middle hole), and one to the normally open side </text:p>
      <text:p text:style-name="Standard"/>
      <text:p text:style-name="Standard">Join together 5 wires (red ideally) so you have one female end and 4 male. Join these to the red wire from the led near the lone usb socket. The female end goes to vcc on the lone usb socket. Two of the male ends go to the middle holes on the x and y servo plugs, opposite the red wire on the outside of the box.</text:p>
      <text:p text:style-name="Standard"/>
      <text:p text:style-name="Standard">then join together 7 wires (black ideally) so you have 2 female ends and 5 male . Join these to the black wires from both the led near the lone usb socket , and the led near the arduino. One of the female ends goes to gnd on the lone usb socket. The other female end goes to the gnd pin on the relay module. One of the male ends goes to gnd on the arduino. Two more go to the x and y plugs. On the outside of the box, there are three wires going in to the plugs. Each plug will have a wire going in to it that is black or brown. The two male ends go to the holes opposite the black or brown wire on the outside. </text:p>
      <text:p text:style-name="Standard"/>
      <text:p text:style-name="Standard">then join two red wires (one male, one female) to the red wire from the led near the arduino. These will go to the 5v pin on the arduino and the vcc pin on the relay module. </text:p>
      <text:p text:style-name="Standard"/>
      <text:p text:style-name="P2">relay module pins </text:p>
      <text:p text:style-name="Standard"/>
      <text:p text:style-name="Standard">pin 1 to 9 arduino </text:p>
      <text:p text:style-name="Standard">pin 2 to 10 arduino </text:p>
      <text:p text:style-name="Standard">pin 3 to 11 arduino </text:p>
      <text:p text:style-name="Standard">pin 4 to 12 arduino </text:p>
      <text:p text:style-name="Standard"/>
      <text:p text:style-name="P2">the two servo plugs, named x and y </text:p>
      <text:p text:style-name="Standard"/>
      <text:p text:style-name="Standard">x plug </text:p>
      <text:p text:style-name="Standard">You have already done the red and black wires on this plug. Put a male wire of any colour (apart from red or black) in the hole opposite the white or yellow wire on the outside of the box. Then put the other end of the wire to pin 6 on the arduino. </text:p>
      <text:p text:style-name="Standard"/>
      <text:p text:style-name="Standard">y plug </text:p>
      <text:p text:style-name="Standard">You have already done the red and black wires on this plug. Put a male wire of any colour (apart from red or black) in the hole opposite the white or yellow wire on the outside of the box. Then put the other end of the wire to pin 7 on the arduino.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Joyce</meta:initial-creator>
    <meta:creation-date>2015-06-25T07:56:57.41</meta:creation-date>
    <meta:generator>OpenOffice/4.0.1$Win32 OpenOffice.org_project/401m5$Build-9714</meta:generator>
    <dc:date>2015-06-29T12:03:32.64</dc:date>
    <dc:creator>Patrick Joyce</dc:creator>
    <meta:editing-duration>PT11H16M43S</meta:editing-duration>
    <meta:editing-cycles>7</meta:editing-cycles>
    <meta:document-statistic meta:table-count="0" meta:image-count="0" meta:object-count="0" meta:page-count="2" meta:paragraph-count="31" meta:word-count="908" meta:character-count="4288"/>
  </office:meta>
</office:document-meta>
</file>